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 <text:s/>|| +1-762-359-0199</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Project I'm proud of: After three and a half years of developing video games in my spare time using the open source Godot game engine, I finally accomplished my goal of creating a 3D story driven game: For My Aspect. <text:s/>I began by creating a few prototypes and arcade style 3D games, and nine months later, I had the knowledge and assets to create For My Aspect, a first person horror game with a short sixty minute story. <text:s/>I outlined my story with a text script, and I made the game over about a month of dedicated work. <text:s/>The player wakes up stranded in a blizzard ridden cabin in the desolate Alaskan mountains with no clue of the whereabouts of his companion house cat. <text:s/>I made an edited trailer video to showcase my efforts, and I also made a longer, unedited playthrough video with spoilers to give more interested viewers a better idea of what they can expect. <text:s/>I love the work I did, and I plan to reuse the assets I built and continue the story in a bigger, open world RPG sequel with more player freedom.</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Technical interests: In summer 2017, I created and still maintain a personal website with pure PHP, HTML, CSS, and JavaScript. <text:s/>I've found I can create reusable components with ease without the need for complicating my code and assets with higher level frameworks like NodeJS modules and ReactJS. <text:s/>My website works great on both desktop and mobile across a range of tested browsers. <text:s/>I have almost five years of experience maintaining my Digital Ocean Ubuntu server with Apache managing the serving of files to browsers.</text:p>
      <text:p text:style-name="Standard">I also enjoy working on Android because it's my favorite operating system given its open source customizability. <text:s/>I worked on native Android apps using Android Studio when I worked for Verizon Connect. <text:s/>I first learned to make native Android apps of my own accord with a weight lifting timer app created in Winter 2016 (5 years experience with native Android). <text:s/></text:p>
      <text:p text:style-name="Standard">I've since discontinued that application, but I've replaced it with an open source timer and stopwatch application I created using Godot game engine and the various UI assets I've been steadily working on since February 2018 (4 years experience with Godot game engine). <text:s/>Before that, I briefly worked with Unity in summer 2017, but I chose to exclusively develop games with open source Godot so I may completely own my work, and I believe in the longevity of the open source game engine, Godot, having the most contributors.</text:p>
      <text:p text:style-name="Standard"/>
      <text:p text:style-name="Standard">Color Palette:</text:p>
      <text:p text:style-name="Standard">White Text - #E5E5E5</text:p>
      <text:p text:style-name="Standard">Signature Blue - #019DE1</text:p>
      <text:p text:style-name="Standard">Hot Pink - #FF00C8</text:p>
      <text:p text:style-name="Standard">Black BG - #080811</text:p>
      <text:p text:style-name="Standard"><text:soft-page-break/>Navy BG - #0B0922</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Fonts:</text:p>
      <text:p text:style-name="Standard">Linux Libertine G</text:p>
      <text:p text:style-name="Standard">Gabriola</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Double bacon cheeseburger with fries and buffalo sauce evenly spread over the patty</text:p>
      <text:p text:style-name="Standard"><text:s/>Chocolate Chip Frappe</text:p>
      <text:p text:style-name="Standard">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text:soft-page-break/>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text:soft-page-break/>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Diphenhydramine</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text:soft-page-break/>Methamphetamine</text:p>
      <text:p text:style-name="Standard">2-FMA</text:p>
      <text:p text:style-name="Standard">4-HO-MiPT</text:p>
      <text:p text:style-name="Standard">4-AcO-DMT</text:p>
      <text:p text:style-name="Standard"/>
      <text:p text:style-name="Standard">&lt;Retrospective&gt; (3/13/2022) February 1995: My mom Patricia Cantrell and alleged dad Bonnell Love have sex in a motel room.</text:p>
      <text:p text:style-name="Standard">&lt;Retrospective&gt; (3/13/2022) April or May 1995: My mom regretfully gets drunk and smokes cigarettes one night while my dad remains estranged.</text:p>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Backyard Dragon by Betsy and Samuel Sterman.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text:soft-page-break/>&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text:soft-page-break/>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March 2015: 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April 2015: 1st Year Spring Retreat Trip: 2 gels; I laid down on a couch confused as fuck and watched a painting move around the wall for 2 hours listening to Madeon's Adventure album.</text:p>
      <text:p text:style-name="Standard"/>
      <text:p text:style-name="Standard">Late Spring 2015: 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Late Spring 2015: 1.5 tabs 25i-NBOME; I could not stop laughing and had extreme euphoria, and I saw my created 1.5 mg 25i-NBOME replication while watching Jason play beer pong; as I walked away laughing from the beer pong game, a large number of shimmering semi-transparent white leaves fell down to encompass my entire field of vision. <text:s/>The visuals were so overwhelming it was actually hard <text:soft-page-break/>to see the real world beyond them. <text:s/>It was like petals of the sun falling and reminded me of Byakuya's Shikai called Senbonzakura from Bleach.</text:p>
      <text:p text:style-name="Standard"/>
      <text:p text:style-name="Standard">Summer 2015: 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Summer 2015: 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August 2015: 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Fall 2015: 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Fall 2015: 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Fall 2015: 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November 2015: 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ext:soft-page-break/>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lt;Retrospective&gt; 3/2/22: This is the day I decided I want to imminently quit alcohol forever because of its addictive properties. <text:s/>I fulfilled this after enjoying beer pong a little bit longer until some time in Spring 2016. <text:s/></text:p>
      <text:p text:style-name="Standard"/>
      <text:p text:style-name="Standard">Fall 2015: 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December 2015: 1000 morning glory seeds (LSA); saw pinballs in Pikachu painting's head (his eyes were darting around his head), ate a whole pound cake from Publix and said it was the greatest thing I'd ever eaten.</text:p>
      <text:p text:style-name="Standard"/>
      <text:p text:style-name="Standard">Summer 2016: 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Summer 2016: 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text:soft-page-break/>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text:soft-page-break/>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ext:soft-page-break/>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text:soft-page-break/>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text:soft-page-break/>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text:soft-page-break/>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text:soft-page-break/>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ext:soft-page-break/>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text:soft-page-break/>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text:soft-page-break/>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text:soft-page-break/></text:p>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text:soft-page-break/></text:p>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text:soft-page-break/>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text:soft-page-break/>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Summer 2017: 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text:soft-page-break/>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text:soft-page-break/>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Delsym extended release and 660 mg Benadryl. <text:s/>Tripping on it rn. <text:s/>I went to pet Sparky and missed because I pet right through what looked like Sparky next to my bed. <text:s/>It was an illusory Sparky. <text:s/>I saw like five of them appear at once. <text:s/>Very interesting! <text:s/></text:p>
      <text:p text:style-name="Standard">I wrote that part while I was tripping because I was so enthralled with the illusion. <text:s/>I actually impulsively made the decision to also trip on DPH while only 45 minutes into the come up of the extended release DXM. I felt very confident and had read up on the combo a bit without trying it yet. <text:s/>I smoked weed the whole trip for effect enhancement as I always do with every substance. <text:s/></text:p>
      <text:p text:style-name="Standard">Near the start of the trip I had millionvision in the TV where the TV was segmented into a matrix with each cell showing a different scenario. <text:s/>The matrix was up to 10x10 and changed very rapidly. <text:s/>This is an incredible psychedelic ethereal euphoric experience. <text:s/>I had Kendrick Lamar’s Pride song stuck in my head the whole time ha ha ha. <text:s/>My pillow looked like an IDE scrolling real code I've written, then it was a red RGB keyboard with which I could type. <text:s/>Looking at my pillow keyboard was very entrancing. <text:s/>I felt like a kid seeing something for the first time. <text:s/>It also felt like I was in a lucid dream. <text:s/>I smoked a bowl from my dope ass purple pipe but in reality I was just lying in bed. <text:s/>Relived some memories and stuff. <text:s/>It’s very hazy. <text:s/>While trying to sleep, I saw and could hear semi-transparent wires (whips) chaotically moving around for a while in the center of my vision, and if I closed my eyes I could imagine anything. <text:s/>Literally anything. <text:s/></text:p>
      <text:p text:style-name="Standard">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 <text:s/></text:p>
      <text:p text:style-name="Standard">&lt;Retrospective&gt; 2/26/22: The next day, I felt very heavy like I had extra gravity impacting my whole body. <text:s/>Every step took extra effort, but I helped paint the walls of ZBT for rush week.</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text:soft-page-break/>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text:soft-page-break/></text:p>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text:soft-page-break/>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text:soft-page-break/>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text:soft-page-break/>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text:soft-page-break/>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text:soft-page-break/>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text:soft-page-break/></text:p>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text:soft-page-break/>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text:soft-page-break/>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text:soft-page-break/>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text:soft-page-break/>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text:soft-page-break/></text:p>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text:soft-page-break/></text:p>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text:soft-page-break/></text:p>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text:soft-page-break/>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text:soft-page-break/>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text:soft-page-break/>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text:soft-page-break/>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text:soft-page-break/>/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text:soft-page-break/>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text:soft-page-break/>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text:soft-page-break/>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text:soft-page-break/>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text:soft-page-break/>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text:soft-page-break/>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text:soft-page-break/>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text:soft-page-break/>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text:soft-page-break/>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text:soft-page-break/>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text:soft-page-break/>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text:soft-page-break/>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text:soft-page-break/>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text:soft-page-break/>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text:soft-page-break/>"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text:soft-page-break/>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text:soft-page-break/>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text:soft-page-break/>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text:soft-page-break/>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text:soft-page-break/>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text:soft-page-break/></text:p>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text:soft-page-break/>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text:soft-page-break/>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text:soft-page-break/>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text:soft-page-break/></text:p>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text:soft-page-break/>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text:soft-page-break/>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text:soft-page-break/>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text:soft-page-break/>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text:soft-page-break/>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text:soft-page-break/>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text:soft-page-break/></text:p>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text:soft-page-break/>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text:soft-page-break/>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text:soft-page-break/></text:p>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text:soft-page-break/>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text:soft-page-break/></text:p>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text:soft-page-break/>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text:soft-page-break/>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text:soft-page-break/>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oft-page-break/><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ext:soft-page-break/>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ext:soft-page-break/>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text:soft-page-break/>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text:soft-page-break/>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text:soft-page-break/>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text:soft-page-break/>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text:soft-page-break/>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ext:soft-page-break/>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text:soft-page-break/>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text:soft-page-break/>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text:soft-page-break/>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text:soft-page-break/>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text:soft-page-break/>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text:soft-page-break/>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text:soft-page-break/>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text:soft-page-break/>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text:soft-page-break/>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text:soft-page-break/></text:p>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text:soft-page-break/></text:p>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text:soft-page-break/>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text:soft-page-break/>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text:soft-page-break/>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text:soft-page-break/>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I even listened to the song The Final Countdown by Europe thinking my life was counting down from a poison.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text:soft-page-break/>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text:soft-page-break/>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text:soft-page-break/>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text:soft-page-break/>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text:soft-page-break/>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wondering about the existence of black acetylcholine visuals poking out a centimeter or two from the corners of my coat hanger rack for a good hour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This was in slow motion like my adrenaline was being impacted. <text:s/>He charged right through me, then I turned and watched him do a gay dance and fade <text:soft-page-break/>smoothly into my backpack in the corner. <text:s/>This all happened in about three seconds.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electrical feed before it arrives at the prefrontal cortex for analysis. <text:s/>There are definitely also some hormones involved with sex that are negatively affected. <text:s/>It could feed memories to Mr. Homie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and were rapidly squirming on the ground like they were dying. <text:s/>Often times they were upside down dying spiders that would occasionally leap at me.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At one point for a period of about five minutes, I blacked out and started telling delusions of my best friends I had fucked up and tried meth. <text:s/>I blacked in and was surprised that nobody was there with me in my room. <text:s/>I was blacking in and out for about thirty minutes, and that brief period of about thirty minutes I was worried then that I would do something stupid like the people that act like rabid monkeys on the news.</text:p>
      <text:p text:style-name="Standard">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text:soft-page-break/>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ine reaction and accompanying hallucinations, I'm sure the hallucinations become gigantic and you die in slow motion. <text:s/></text:p>
      <text:p text:style-name="Standard">&lt;Retrospective&gt; 1/15/22: Methamphetamine appeared to have NET properties since it burned me over my whole body like 4-HO-MET withdrawal and like experiences people describe from cocaine and crack.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visually hallucinating, the frequencies of sound I could hear were altered to make everything sound like it was coming from a tin drum. <text:s/>It doesn't appear suitable for use by anyone except knowledgeable folks in a warzone. <text:s/>I have more questions about the experience than answers.</text:p>
      <text:p text:style-name="Standard">3/7/22: I remember my teeth starting to feel dirty even though I brushed, flossed, and mouth washed them on my normal schedule of once per night. <text:s/>It's true you only need to clean your teeth once per night if your teeth are in good condition and you have a good diet. <text:s/>Meth's effects on the decay of teeth is by pharmacological action and not the inaction of its users. <text:s/>I keep going back to write more about the experience because there were a ton of negative effects.</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lt;Retrospective&gt; 3/14/22: 7 a.m. - I added this to my PsychonautWiki trip report. <text:s/>I forgot to pay my motel bill that day while I was tripping, so I was locked out. I was blacking in and out while waiting for the office to open and walking my dog in circles for about two hours. My goal was not to do anything stupid like typical homeless man or Florida man. This time is about as hazy as my talks with the friends that weren't actually there, and I got pissed and paranoid so I threw a bag of dog shit sometime around the time of getting a key for my room. Then I woke up in my bed to the motel employees banging on my door explaining I had to leave.</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text:soft-page-break/>submitted 17 job applications, and I turned down a job during my initial interview when I discovered it wouldn't involve coding (while the job description mentioned using Java).</text:p>
      <text:p text:style-name="Standard"/>
      <text:p text:style-name="Standard">March 10, 2021: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text:soft-page-break/>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lt;Retrospective&gt; 3/4/22: It's hard to analyze the jerk of my neural firing rate since amphetamine trains them to change the accelerating deterioration yet quitting amphetamine will also change the value of this jerk to oscillate, creating a fourth derivative, which modifies the jerk jerking around my accelerating and decelerating neural firing rate. <text:s/>There doesn't have to be a fifth derivative, and creating new names for the derivatives takes away their inherent numerical meaning, making for jerk names. <text:s/>I remember being so nauseous from quitting amphetamine I had to puke mid phone interview, and now I'm awaiting similar results. <text:s/>I get nauseous sometimes, but not quite as much as last year..</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text:soft-page-break/></text:p>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text:soft-page-break/>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text:soft-page-break/>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I'm still waiting on my 4-AcO-DMT and 4-HO-MiPT. <text:s/>I'm also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text:soft-page-break/>Market will exit scam at some point soon. <text:s/>I only have $13 or so in there anyway. <text:s/>It's not even worth stressing over. <text:s/>I'll get more MDMA when I want. <text:s/>I'm also still itchy for more 3-MeO-PCP.</text:p>
      <text:p text:style-name="Standard"/>
      <text:p text:style-name="Standard">May 29, 2021: I got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text:soft-page-break/>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v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text:soft-page-break/>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text:soft-page-break/></text:p>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text:soft-page-break/>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bright scarlet demon face with pointed angry eyes and a massive fang ridden, sadistic smile forming its entire chin and most of its <text:soft-page-break/>lower head up to its ear. <text:s/>It was beveled up at the top and curved to a pointed chin at the bottom. <text:s/>It was formed of and covered the back right quarter of the bed. <text:s/>I also lusted for violence. <text:s/>There were rainbow traces curling up like wings from the edges of the painting.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ext:soft-page-break/>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text:soft-page-break/>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text:soft-page-break/>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text:soft-page-break/>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text:soft-page-break/>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Weekend at Bernie's</text:p>
      <text:p text:style-name="Standard">Crank</text:p>
      <text:p text:style-name="Standard">Garfield: A Tail of Two Kitties (orange Adder tailing All too much while DA dog oDie stares)</text:p>
      <text:p text:style-name="Standard">Case Closed</text:p>
      <text:p text:style-name="Standard"><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oft-page-break/><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 <text:s/>My life was planned such as this: welfare-&gt;scholarship-&gt;sexual harassment suit-&gt;disability and disorder claim)</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10 Years Today - Bullet For My Valentine</text:p>
      <text:p text:style-name="Standard">Chasing Death - Slayer</text:p>
      <text:p text:style-name="Standard">Human Strain - Slayer</text:p>
      <text:p text:style-name="Standard">Unit 731 - Slayer</text:p>
      <text:p text:style-name="Standard">The Kaleidoscopic God - Scar Symmetry : Pitch Black Progress</text:p>
      <text:p text:style-name="Standard">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Breathe into Me - Red</text:p>
      <text:p text:style-name="Standard">City - Hollywood Undead</text:p>
      <text:p text:style-name="Standard">Her Monologue - Issues</text:p>
      <text:p text:style-name="Standard">My Frailty - After the Burial</text:p>
      <text:p text:style-name="Standard">Bleeding Mascara - Atreyu : The Curse</text:p>
      <text:p text:style-name="Standard">Trigger - In Flames</text:p>
      <text:p text:style-name="Standard">Dancing on My Grave - Silverstein : Transitions</text:p>
      <text:p text:style-name="Standard">Natural Born Chaos - Soilwork : Natural Born Chaos</text:p>
      <text:p text:style-name="Standard">Blind Eye Halo - Soilwork : Stabbing The Drama (STD)</text:p>
      <text:p text:style-name="Standard">Chalk Outline - Three Days Grace</text:p>
      <text:p text:style-name="Standard">Phantom Self - Sepultura</text:p>
      <text:p text:style-name="Standard"><text:soft-page-break/>Anything to Numb - Varials</text:p>
      <text:p text:style-name="Standard">#FUCK - Nova Prospekt</text:p>
      <text:p text:style-name="Standard">I Try So Hard - Tribal Ink</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 Zombies</text:p>
      <text:p text:style-name="Standard">Archangel - Call of Duty: Black Ops II Zombies</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text:soft-page-break/>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 given their occurrence around my medication start date of 8/24/21:</text:p>
      <text:p text:style-name="Standard">List 1. The 3D sky blue wires drawing in thin air: 12/19/21</text:p>
      <text:p text:style-name="Standard"><text:tab/>Cholinergic? <text:s/></text:p>
      <text:p text:style-name="Standard"><text:tab/>They weren't blue when I was a kid. <text:s/>They were rainbow, and sometimes they still are. <text:s/>That's probably a combination with PCP2 inhibition.</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scarlet ground paintings like blood shining in the sun with rainbow traces: 8/30/21</text:p>
      <text:p text:style-name="Standard"><text:s text:c="2"/>Cholinergic?</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 : 12/19/21</text:p>
      <text:p text:style-name="Standard"><text:tab/>Probably separate from those paintings on the floor. <text:s/>Cholinergic?</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 Occurred most of the time I was medicating August 2021 to January 2022, peaked after six days on 8/30/21 and decayed after September. <text:s/>Mostly gone in January after 5 months.</text:p>
      <text:p text:style-name="Standard"><text:tab/>2D rainbow mind's eye wires</text:p>
      <text:p text:style-name="Standard"><text:soft-page-break/><text:tab/>Happiness</text:p>
      <text:p text:style-name="Standard"><text:tab/>Laughter</text:p>
      <text:p text:style-name="Standard"><text:tab/>Counteracts amphetamine addiction</text:p>
      <text:p text:style-name="Standard"><text:tab/>Evolutionary benefit: mental entertainment, quicker processing of visual input like enemy facial expressions : https://www.jneurosci.org/content/28/36/8873</text:p>
      <text:p text:style-name="Standard">5. The NMDA numbing hallucinations : Occurred most of the time I was medicating August 2021 to January 2022, but seemed to peak 8/30/21 and rise to resurgence in December</text:p>
      <text:p text:style-name="Standard"><text:tab/>The white light like a full moon in the mind's eye or 2D 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 : 12/8/21</text:p>
      <text:p text:style-name="Standard"><text:s text:c="2"/>Cholinergic? <text:s/></text:p>
      <text:p text:style-name="Standard"><text:s text:c="2"/>Likely responsible for seeing multiple rainbow women at the same time.</text:p>
      <text:p text:style-name="Standard"><text:tab/>It could be related to moving human limbs faster for running or subverting prey.</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 : 9/19/21</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 like infrequent stammering during periods of inner revelation?</text:p>
      <text:p text:style-name="Standard"><text:tab/>Evolutionary benefit: independent work</text:p>
      <text:p text:style-name="Standard">9.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n November 2017, I saw a forward flowing river of like 40 black or dark grey variations of the capital letter A textured in the ZBT hallway. <text:s/>They were embedded and flowed from my feet twenty feet down the hallway and turned right into the stairwell. <text:s/>It seemed like a manifestation of my overall will for the future. <text:s/>It was vaguely reminiscent of my meth experienc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text:soft-page-break/></text:p>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text:soft-page-break/>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text:soft-page-break/>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text:soft-page-break/>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text:soft-page-break/>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ext:soft-page-break/>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ext:soft-page-break/>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text:soft-page-break/>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ext:soft-page-break/>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text:soft-page-break/>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text:soft-page-break/>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ext:soft-page-break/>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text:soft-page-break/>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text:soft-page-break/>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text:soft-page-break/>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text:soft-page-break/>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text:soft-page-break/>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text:soft-page-break/>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text:soft-page-break/>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text:soft-page-break/>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text:soft-page-break/>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text:soft-page-break/>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text:soft-page-break/>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text:soft-page-break/>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text:soft-page-break/>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text:soft-page-break/>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text:soft-page-break/>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text:soft-page-break/>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text:soft-page-break/>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text:soft-page-break/></text:p>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text:soft-page-break/>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7. My pointed heels and the acidic throw up. <text:s/>I suspect this is the addition of adrenal heel resources and puking removal of transporters to make adrenal room.</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text:soft-page-break/>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text:soft-page-break/>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ext:soft-page-break/>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text:soft-page-break/>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text:soft-page-break/>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v1.1:</text:p>
      <text:p text:style-name="Standard">Added custom alarm and metronome sounds: import .mp3 and .wav files</text:p>
      <text:p text:style-name="Standard">Window transparency option</text:p>
      <text:p text:style-name="Standard">Always on top option for multitasking</text:p>
      <text:p text:style-name="Standard">Enter and space key control timer</text:p>
      <text:p text:style-name="Standard">Tab and Shift+Tab focus next and previous UI timer entries</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text:soft-page-break/>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text:soft-page-break/>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text:soft-page-break/>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text:soft-page-break/>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text:soft-page-break/>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text:soft-page-break/>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text:soft-page-break/>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text:soft-page-break/>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text:soft-page-break/>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text:soft-page-break/>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text:soft-page-break/>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text:soft-page-break/></text:p>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text:soft-page-break/>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text:soft-page-break/>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text:soft-page-break/>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text:soft-page-break/>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text:soft-page-break/>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text:soft-page-break/>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ext:soft-page-break/>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text:soft-page-break/>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text:soft-page-break/>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text:soft-page-break/>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text:soft-page-break/>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text:soft-page-break/>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text:soft-page-break/>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text:soft-page-break/>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ext:soft-page-break/>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text:soft-page-break/>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text:soft-page-break/>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text:p text:style-name="Standard">7:33 a.m. - I applied for Panasonic.</text:p>
      <text:p text:style-name="Standard"/>
      <text:p text:style-name="Standard">February 21, 2022: 12:25 a.m. - I applied to the Bill and Melinda Gates Foundation (Gf). <text:s/>It's getting slightly strange to keep my journal dates straight as I intended them to roll past 12 a.m. when I stayed up that late. <text:s/>I'll get used to it.</text:p>
      <text:p text:style-name="Standard">3:14 a.m. - I'm doing these quizzes on Coinbase while learning about these new currency models called AMP and FETCH. <text:s/>AMP is a speedy collateral that will become obsolete as the currencies like Bitcoin achieve faster computation of their security due to faster processors and faster networks. <text:s/>Bitcoin already has much faster transaction times than its launch. <text:s/>FETCH is simply an expensive, peer reviewed method of running code on an external server, the cloud.</text:p>
      <text:p text:style-name="Standard"><text:soft-page-break/>Investing and holding money in these currencies will be declared illegal soon just like it was in China. <text:s/>All of the goals of cryptocurrency can be accomplished more efficiently by anonymizing the current national currencies. <text:s/>The records can be held by the executive branch of the government, but a decryption key could be held by the court system in case criminals need to be investigated. <text:s/>Banning these alternative currencies is necessary to stabilize the economy and prevent corporations from destabilizing the US Dollar by generating too many currencies in which to have faith. <text:s/>I invested money and made about $5000 in one trade, but I refuse to invest anything else. <text:s/>I'm traded out. <text:s/>As I expect all alternative currencies to face a ban with the rising inflation rates that are now 7% rather than the typical 2-3%, I intend to earn my money through my traded labor and artistic entrepreneurial ventures. <text:s/>The peer review aspect of the blockchain could be useful for ensuring integrity of operations in the eye of the public. <text:s/>For example, ensuring integrity of the BitTorrent network requires verifying a computed hash of the data transferred. <text:s/>However, that has limited applications, and I can't actually think of one.</text:p>
      <text:p text:style-name="Standard">5:15 a.m. - I applied to Oculus with Facebook which is apparently now Meta. <text:s/>I also applied to AmeriSave, Volt, Magic Leap, Neato Robotics, </text:p>
      <text:p text:style-name="Standard">7:28 a.m. - I sold the remaining Monero I was holding from my last conversion of BTC to Monero. <text:s/>I bought Ramen and eggs with it. <text:s/>I started getting super itchy all over my body at about 7 a.m. when I should have taken my medicine. <text:s/>The extra withdrawal is kicking in from my fling with my amphetamine reserves. <text:s/>My head hurts a little and I'm out of focus. <text:s/>It's fine though. <text:s/>This isn't so bad compared to my other experiences. <text:s/>It's to be expected.</text:p>
      <text:p text:style-name="Standard">7:57 p.m. - I woke up at about 7 p.m. <text:s/>Behind my right eye hurts again. <text:s/>I wonder what that is. <text:s/>I suppose it is some visual mechanism being impacted by my withdrawal. <text:s/>The red slashes and lattices still adorn my vision. <text:s/>The lattices are usually blue, but they can be green, purple, or pink. <text:s/></text:p>
      <text:p text:style-name="Standard">10:19 p.m. - My head still hurts in my forehead and behind my right eye. <text:s/>That's my eye that's always been closed a little more than the left. <text:s/>I suppose that's from my mom's fiasco with alcohol and tobacco. <text:s/>My lips also are thinner than other folks, a fact pointed out to me a while ago by Kim Dortch from Columbus High School. <text:s/>Those are telling of Down Syndrome, but luckily my mental damage from the womb is still rectifiable with amphetamine, whereas for others their neural damage is by some other mechanism that cannot be taught through consistent use of drugs. <text:s/>There are some neurons that cannot learn simply by bridging a synapse in the body. <text:s/>Despite my great pain, I am thankful for the ability to feel great pleasure in my disorder. <text:s/>Still, I wish I did not always leave my room or prepare to leave while always thinking I'm leaving something pertinent behind. <text:s/>I always think I should turn back while I walk down the hallway because I think I'm missing something. <text:s/>I always long for something more, and it's due to my permanent disorder and permanent amphetamine addiction.</text:p>
      <text:p text:style-name="Standard">2:39 a.m. - I hate this place and its manufactured misery. <text:s/>I strive to escape it, but I am unable with my limited resources. <text:s/>I shall seize the means of production of my happiness for myself one last time.</text:p>
      <text:p text:style-name="Standard">3:31 a.m. - I keep writing that last paragraph over and over in different words. <text:s/>It's fine. <text:s/>Dying is easy, and it's just like going to that home I want. <text:s/>I don't deserve this. <text:s/>I've never aimed to make anyone suffer, and I've never fucked up anyone's life through the mistakes I've made related to my disorder, including the fuckups during my time with COVID-19, the unknown STD's, and the experimentation for fixing my ADHD. <text:s/>It's hard to enumerate the worst day of my life, but it was probably my suicidal MDA problem on January 4, 2021, or one of those suicidal days that blend together back in late 2017 and early 2018 where I was fixing my 10 years off my ADHD medication. <text:s/>This isn't the worst time of my life. <text:s/>This is the worst prospect for my future in my life. <text:s/>The only other one that comes close was when I lived for three months without power at my house and always wondered when my mom, Bruce, and me would be homeless.</text:p>
      <text:p text:style-name="Standard">5:27 a.m. - In the massive timeline of my existence, it's irrelevant whether I die today or in sixty years. <text:s/>I was dead for billions of years, and I was perfectly fine for that. <text:s/>I'll be perfectly fine and unaware for the next few billion years whether I transcend into that state of unawareness in a few days or a few <text:soft-page-break/>decades. <text:s/>Despite my worries for my wellbeing in my future, I applied to Sam's Club, Signal, and Niantic.</text:p>
      <text:p text:style-name="Standard">6:56 a.m. - My right eye still hurts and feels empty sometimes. <text:s/>All the NMDA hallucinations are still there. <text:s/></text:p>
      <text:p text:style-name="Standard"/>
      <text:p text:style-name="Standard">February 22, 2022: 8:02 p.m. - <text:s/>I applied to Bethesda Softworks. <text:s/></text:p>
      <text:p text:style-name="Standard">10:17 p.m. - I updated a bunch of stuff on my resume like adding hyperlinks and changing from using Google Drive to using a local LibreOffice odt file. <text:s/>It's been a long time since I've gone a day without taking a shower. <text:s/>I'm going to not take a shower today since I haven't moved from this chair and my bed. <text:s/>I just applied to Rockstar Games, 4A Games, Ubisoft, and Shure.</text:p>
      <text:p text:style-name="Standard">6:21 a.m. - I applied to NCSoft, Wargaming, Respawn from EA, and Raven Software.</text:p>
      <text:p text:style-name="Standard">9:18 a.m. - I applied to Toys for Bob since I want to work on Spyro. <text:s/>It hasn't been great since Spyro 3 in my opinion. <text:s/>The remake of Spyro 3: Year of the Dragon is superior to the original, so I think I could put in some great work there. <text:s/>I've been playing Spyro since Bruce picked it up for me when I was like five years old. <text:s/></text:p>
      <text:p text:style-name="Standard"/>
      <text:p text:style-name="Standard">February 23, 2022: 11:21 p.m. - I applied to Sledgehammer Games. <text:s/>I was inspired by their logo to add a hover effect to my main website logo. <text:s/>It now inverts from a white blue electric brain to a dark pink and black brain. <text:s/>It gives a nicer look at the other parts of the brain that were obscured by the brightness.</text:p>
      <text:p text:style-name="Standard">2:19 a.m. - I applied to ProbablyMonsters.</text:p>
      <text:p text:style-name="Standard">My new indeed GET request after they changed the GET query format: </text:p>
      <text:p text:style-name="Standard">https://www.indeed.com/jobs?q=software+Engineer&amp;l=washington&amp;radius=100&amp;jt=fulltime&amp;explvl=entry_level&amp;sort=date&amp;limit=50&amp;sr=directhire</text:p>
      <text:p text:style-name="Standard">4:48 a.m. - I applied to GSC Game World. <text:s/>They're in Ukraine, so it might be hard to get the job, but they need localization assistance for the United States, especially given their new big release, STALKER 2. <text:s/></text:p>
      <text:p text:style-name="Standard">5:03 a.m. - I'm applying to some indie studios. <text:s/>I just applied to Sonderlust Studios and Golem House. </text:p>
      <text:p text:style-name="Standard"/>
      <text:p text:style-name="Standard">February 24, 2022: 10:37 p.m. - I'm proceeding with the food stamps. <text:s/>I had to get additional information about my loans from Jacob. <text:s/>Counting the $50 he loaned me today, he's loaned me $725 so far in total. <text:s/>This morning at about 7 a.m., my forehead was moving around like crazy in all directions like it was a liquid moving around without breaking surface tension in a shallow cylinder a few millimeters thick. <text:s/>It was uncomfortable and felt like a regression from my cessation of amphetamine. <text:s/>It also times well since it was 7 a.m.</text:p>
      <text:p text:style-name="Standard">11:35 p.m. - I fixed the HTTP to HTTPS redirection on my website. <text:s/>I don't think I ever got it to work, and I only just now noticed that HTTP doesn't redirect on Firefox mobile. <text:s/>I also added titles to my home screen image reel. <text:s/>I was inspired by Serebii.net to allow my footer Neopets avatar to be clickable and return the user to the top of the page. <text:s/>I'm changing my website's font to Linux Libertine. <text:s/></text:p>
      <text:p text:style-name="Standard">2:42 a.m. - It took four hours to update my website.</text:p>
      <text:p text:style-name="Standard">4:38 a.m. - I applied to ASUS using their general application since I couldn't find any good open positions. <text:s/>I think their ROG phone could be even better if they ditched the gimmicks like the rounded screen corners. <text:s/></text:p>
      <text:p text:style-name="Standard"/>
      <text:p text:style-name="Standard">February 25, 2022: 10:23 p.m. - I feel I'm wasting my time. <text:s/>The person who wrote and programmed F.M.A. feels so far away from me now, and the sequel I have planned feels even farther away. <text:s/>I must recognize I still have these innate talents that only need to be awakened by my medication. <text:s/>The release of my writing abilities is awaiting me. <text:s/>As I wait, my other talents such as PCP2 inhibition also await <text:soft-page-break/>me for my next round of amphetamine treatment. <text:s/>But without my amphetamine medication, am I doomed to endlessly fail in these arbitrary "tests" of my programming abilities? <text:s/></text:p>
      <text:p text:style-name="Standard">It still hurts to drink sweet tea. <text:s/>It makes me miss my amphetamine so much I cry. <text:s/>The red crevices adorn my vision all around now as I begin to peak on the sweet tea. <text:s/>They've been there for two months now. <text:s/>I suppose I made my choice as did everyone else. <text:s/>Their unwillingness to trade and acknowledgement of their material hoarding will be their undoing if not by me then by another.</text:p>
      <text:p text:style-name="Standard">4:21 a.m. - I applied to Mihoyo, the Chinese company behind Genshin Impact.</text:p>
      <text:p text:style-name="Standard">10:24 a.m. - Things still move, morph, and take other shapes in the corner of my eyes. <text:s/>While preparing my Ramen and eggs on the kitchen counter, my box encased forty pound dog food bag with a five pound weight and empty paper towel roll on top morphs into an image of me holding my head in pain and staring at the ground. <text:s/>It's symbolic of part of my inner world. <text:s/>In addition to the red slashes, I still see swirls of single colors moving around my vision sometimes. <text:s/>My skin crawls like crazy all over. <text:s/>My head hurts in the center of my forehead.</text:p>
      <text:p text:style-name="Standard"/>
      <text:p text:style-name="Standard">February 27, 2022: 3:53 a.m. - I finally finished my v1.1 update for Speed Timer which I briefly started working on at 6 a.m. last night. <text:s/>I still can't get portrait mode in Android working, so I opened a GitHub issue.</text:p>
      <text:p text:style-name="Standard">Visual Quality of Life Update: Prophet Launcher v4.5 notes:</text:p>
      <text:p text:style-name="Standard">Added gameplay statistics: time played, games played, highest score, enemies killed, final bosses killed</text:p>
      <text:p text:style-name="Standard">Custom controls for keyboard and controller input</text:p>
      <text:p text:style-name="Standard">Window transparency option for even better custom backgrounds</text:p>
      <text:p text:style-name="Standard">Updated the visual style of the anime girl skin, Fuchsiakura</text:p>
      <text:p text:style-name="Standard">Boss projectiles now move in a parabolic shape to surprise the player</text:p>
      <text:p text:style-name="Standard">Added differing bullet velocities</text:p>
      <text:p text:style-name="Standard">Updated some colliders to use custom polygon shapes</text:p>
      <text:p text:style-name="Standard">Added fade out animation for fireball and some particles</text:p>
      <text:p text:style-name="Standard">Updated file selection dialogs to match my new theme from Speed Timer</text:p>
      <text:p text:style-name="Standard">Verbosity update</text:p>
      <text:p text:style-name="Standard">Node tree optimization</text:p>
      <text:p text:style-name="Standard">UI updates: symmetry, font size, font super sampling and down sampling, and matching popup close button theme</text:p>
      <text:p text:style-name="Standard">Balancing updates: speed upgrades are more gradual, decreased cannon fodder soul reward from 25 to 20, increased some bosses' HP and speed</text:p>
      <text:p text:style-name="Standard">Bug fixes: custom map text not saving, generated map props' removal not processing during game pause, fire rate not updating in weapons description popup, imported background path not saving, custom prophets move head shot location from typical Zombie Jesus locale</text:p>
      <text:p text:style-name="Standard">Godot Engine update: 3.3.4 -&gt; 3.4.3</text:p>
      <text:p text:style-name="Standard"/>
      <text:p text:style-name="Standard">February 28, 2022: 1:39 a.m. - Speed Timer v1.2:</text:p>
      <text:p text:style-name="Standard">Android version</text:p>
      <text:p text:style-name="Standard">3:38 a.m. - I applied to Microsoft for their neurodiversity hiring listing. <text:s/>I remember when I first started sending out applications, I said I didn't have a disability because it wasn't on the list of things like Autism and HIV. <text:s/>After some more thought, I realized my disorder of ADHD is a debilitating disorder that should be mentioned for government records for fair employment. <text:s/>I've been choosing not to disclose that information for most of my applications. <text:s/>Now, I've decided it's in my best interest to note I do have a disability on my job applications. <text:s/>There are extensive medical records and even things like radioligand testing that could be done to show I have ADHD. <text:s/>Brain scans might even be sensitive enough to show the oscillations in my neural abilities. <text:s/></text:p>
      <text:p text:style-name="Standard"><text:soft-page-break/>Staying up all night is great. <text:s/>Over the past week, I've been putting in work on my website, Speed Timer, and Prophet Launcher. <text:s/>It's unfortunate that even though I know I will rise from the neural oscillations and depressions of my amphetamine addiction intertwined with my ADHD, it still feels like I'll stay in my current state forever. <text:s/>I get really itchy all over my body after 7 a.m., and it's been about thirty-five days. <text:s/></text:p>
      <text:p text:style-name="Standard">11:22 p.m. - I just woke up and showered an hour ago. <text:s/>What I don't like about episodes of Family Guy in season 4 and later are the mindless noises characters make which take up the space of good dialog I could have running in my background.</text:p>
      <text:p text:style-name="Standard"/>
      <text:p text:style-name="Standard">March 1, 2022: 12:21 a.m. - Here I'm deviating from my typical date format aligning with my sleep schedule. <text:s/>I still have numbness, red slashes, lattices, and milky rainbow twines moving around me. <text:s/>Sweet tea will bring my amphetamine addiction to light with more tears.</text:p>
      <text:p text:style-name="Standard"/>
      <text:p text:style-name="Standard">March 2, 2022: 3:02 a.m. - My phone will cease to be functional soon. <text:s/>My dog is running out of food. <text:s/>I am running out of food. <text:s/>There doesn't appear to be any point in continuing my failure of a job search the past 18 months. <text:s/>Clearly the rich folk have some sort of continuity of their sadistic plan that has been facilitated the past 19.5 months after I got that STD. <text:s/>If I am to be kept in a dark, it shall not be among the living. <text:s/>If I am to die, it shall not be more slowly than the last decree of the people around me. <text:s/>I shall die better than I lived.</text:p>
      <text:p text:style-name="Standard">I thought the age of mass communication would be used for my benefit. <text:s/>Clearly it is being used to force me into servitude serving the sadistic desires of the wealthy and middle class while remaining completely arbitrary in my perspective. <text:s/>As I've noted before, the awful experimentation and sadism practiced here will not be nearly as tolerated by future victims. <text:s/>My website is paid for through May, so I'm running out of time to even spread my message to those who will need it as much as I could have used such knowledge. <text:s/>If I had known I would be lured to a strip club by mass exclusion and propaganda then corralled to destitution and newfound disease experimentation, I would have taken my fifty thousand dollars and fled to Seattle rather than remain subjugated in Atlanta. <text:s/></text:p>
      <text:p text:style-name="Standard">The blind eye turned here is a repetition of the Nazi rise to power in crowded Europe. <text:s/>I never expected such things to occur in the heart of the United States of America with the most permissive freedoms of the nigh two hundred countries in the entire world. <text:s/>Yet I have continued to stack evidence that I am a mere pawn rather than any sort of equal to these people. <text:s/>The job applications now serve as some sort of literacy test reincarnating the times before the civil rights movement in the 1960's. <text:s/>The sharecropping and tenement housing hidden behind a Googleplex "campus" and Extended Stay America "goodwill" reconstruct the post civil war caste system of America. <text:s/>Learning from the mistakes of their predecessors, my enemies will slowly assume power over their individual peers as the masses are blinded to their treachery. <text:s/>Eventually, life in America will suffer a reversion just as life remains in India: the arbitrary caste system will be forced onto numerically drowned subjects of the massive ruling class to appease their growing lust for human violence.</text:p>
      <text:p text:style-name="Standard">8:30 a.m. - I added some stuff to PsychonautWiki. <text:s/>It's nice having a big encyclopedia of drugs. <text:s/>I added some information on amphetamine's neurogenesis effect. <text:s/>Neurogenesis is the generation of new neurons in the human neural network. This can enhance reading comprehension through the creation of new norepinephrine related neurons and enhance motivation through the creation of new dopamine related neurons. These neurons communicate through electrical signals flowing through synaptic electric gaps bridged by neurotransmitters like norepinephrine, dopamine, and adrenaline. However, the quantity of neurons is not the only important factor in determining the speed and quality of internal communication in the human body; neurons' quality for performing their proper function like release and reuptake of neurotransmitters is also a factor, especially in disorders like attention deficit hyperactive disorder (ADHD) and schizophrenia. Most natural neurogenesis occurs in children and <text:soft-page-break/>most natural neurodegeneration occurs in the elderly, but drug induced neurogenesis and drug induced neurodegeneration can be garnered at any age.</text:p>
      <text:p text:style-name="Standard">10:21 a.m. - I started getting super itchy ten minutes ago. <text:s/>I also drank a cup of sweet tea about ten minutes ago. <text:s/>It's been increasing in intensity.</text:p>
      <text:p text:style-name="Standard"/>
      <text:p text:style-name="Standard">March 3, 2022: 12:05 a.m. - I suppose if my continued poverty for the next fifty to sixty years of my life is defined by my failed attempts to break my poverty cycle the past 18 months, I have no choice but to follow the footsteps of the German reparations in the face of the League of Nations. <text:s/>This will inevitably end in my death or permanent imprisonment, although the latter is not so bad considering I will not be required to work and will receive free medical treatment, food, water, and shelter. <text:s/>Perhaps my exile to prison could harbor a future like Napoleon's return from Corsica. <text:s/>With all my talent contained in my massive portfolio, my 4.5 year degree from a top ten university, and adversity overcome through a rise from poverty and a lifelong disorder of neurodegenerative ADHD, I am still doomed to fail at the hands of a sadistic society. <text:s/>Those who do not fare so well as me in school are doomed to suffer even more at the hands of those folk, and with rising population, their misery will be even more clouded by the vast numbers of sadistic people communing to exact an agonizing toll from a rigidly unwavering class of poverty. <text:s/></text:p>
      <text:p text:style-name="Standard">In light of this and the consequences of slighting an individual, I can only give one small piece of advice before my eternal farewell. <text:s/>I'll stand behind my people, and I'll give them a good push out of their nest just like a momma bird. <text:s/>If they won't leave the nest, I'll wait until they're not looking and give them an even bigger push from behind. <text:s/>If these people can't or won't fly, they'll hit the fucking ground. <text:s/>It's like pushing a child into the pool to teach them to swim. <text:s/>I don't like playing Big Momma to a dastardly society, but I'll do it because I love these people to death. <text:s/>I also love myself to death, so I'll sacrifice these folk to get what I need.</text:p>
      <text:p text:style-name="Standard">12:57 a.m. - My left bottom jaw has hurt since I woke up at about 11 p.m. <text:s/></text:p>
      <text:p text:style-name="Standard">2:02 a.m. - That pain in my left lower jaw is decreasing now, but it remains. <text:s/>Back in late December when I was fueling my hatred of the outside world and building adrenal resources, I hung up objects around my room to inspire me while marathoning The Texas Chainsaw Massacre 2. <text:s/>On my window, I hung up a shirt upon which I scrawled the various affronts on me by black and latino gangs. <text:s/>On my door bolt lock, I hanged via clothes hanger my suit and tie with a doctor's mask over where the face should be. <text:s/>Behind my bed I lay my Bachelor of Science in Computer Science degree, a photo of my mother taken before I was born, and a commemorative framed picture saying, "I LOVE HOES" eight times which I bought in August 2020. <text:s/>It's a lot harder to get evidence of the stalking by various white gangs. <text:s/>The people sitting around and outside Publix and just watching are creepy. <text:s/>I've decided to add a picture of my mother and the degree together to my website. <text:s/>On a side note, I still have red slashes and entrancing lattices on my vision, although they are continuing to slowly fade.</text:p>
      <text:p text:style-name="Standard">5:40 a.m. - I worked on Prophet Launcher for the past three hours now, and I've been increasing my cute anime girl drawing skills. <text:s/>Drawing cute anime girls is a lot harder than drawing badass looking male characters. <text:s/>The eyes take a bit of practice, and I'm definitely still learning. <text:s/>I've been using several renderings of Dark Magician Girl from Yugioh as my models.</text:p>
      <text:p text:style-name="Standard">8:12 a.m. - I saw on the news the Russians are not picking up their fallen comrades from the battlefield. <text:s/>I respect that. <text:s/>This is a a good strategy for atheists and gives atheists an edge over the religious who have ideals to "save" their dead brethren. <text:s/>I don't see it as a sign of disrespect. <text:s/>Life should be celebrated, and as those dead people are now no more conscious than rocks on the moon, it is best to celebrate those memories held of their life. <text:s/>I would not embalm and place my dead mother in a trophy case. <text:s/>I think it is disrespectful and short sighted to Earth and its life cycle which depends on recycling the resources of dead animals. <text:s/></text:p>
      <text:p text:style-name="Standard">It is best and most honorable to let Earth reabsorb the dead soldiers. <text:s/>I still respect the temporary honoring of dead brethren in ceremonial funerals and such, but I think it is best to remember them and <text:soft-page-break/>honor them without "stealing" their bodily resources from Earth's life cycle. <text:s/>I wouldn't cremate my body if my cells weren't so valuable from their mutations. <text:s/>I'd say to throw my body in some ditch somewhere so it could grow trees!</text:p>
      <text:p text:style-name="Standard"/>
      <text:p text:style-name="Standard">March 4, 2022: 5:39 a.m. - My lower left jaw didn't stop hurting until I woke up at 11:20 last night.</text:p>
      <text:p text:style-name="Standard">6:43 a.m. - I don't have T-Mobile service anymore since I don't have any money. <text:s/>I'm using Google Voice on my Asus ROG Phone II using the limited ESA wifi available to me. <text:s/>It only works on my phone and still cuts out on some timer. <text:s text:c="2"/>I changed my Microsoft application to use that phone number, and I applied to Netflix, Epic Games.</text:p>
      <text:p text:style-name="Standard">12:37 p.m. - I ate just shy of half of my amphetamine reserve of 11 mg and licked its small baggy.. <text:s/>I finished watching Home Movies, and now I have an oscillating head pain. <text:s/>It's also harder to see. <text:s/>I only ate about 15-20% of my normal dosage so that's why. <text:s/>I see more rainbows which is awesome. <text:s/></text:p>
      <text:p text:style-name="Standard">1:07 p.m. - Space is finite and discrete, and it has always existed without the need for the human fabrication called time. <text:s/>Creation cannot exist because infinite recursion is impossible, so everything that has ever existed must be finite in extent. <text:s/>Time is a human perspective of the movement of space. <text:s text:c="2"/>Because space is discrete, it is dependent on discrete, consistent movements at its most basic unit. <text:s/>If two particles have a different velocity, particle one of space moves a unit, the other particle two must stay still. <text:s/>Particle one moves another unit of space, and then particle two moves a unit of space. <text:s/>If particle one becomes adjacent to particle two, it can move particle one. <text:s/>The space of universe would tick like a clock, and this property of the universe's matter to tick would be called time, despite the particles' necessity for "instant transmission" like in Dragon Ball Z.</text:p>
      <text:p text:style-name="Standard">In reality, there is no physical piece of matter that is "time", and as it is a quantity that is not measurable, it cannot be called "infinite". <text:s/>How then would every single movement of every particle that has ever existed be counted? <text:s/>It cannot as there is a finite amount of matter with which to count and there are many more movements of matter than the amount of matter in space. <text:s/>How? <text:s/>Movements in space are traded for units of matter, likely through the actions of light. <text:s/>Given the change in the energy and thus spacial movement potential of a particle is proportional to its change in mass, the smallest divisible movement of the equally smallest divisible unit of matter could be a sacrifice of a unit of matter like light. <text:s/>Given light always moves a finite and constant amount of space without stopping but only transferring energy to matter, the movement of space is likely caused by the sacrifice of photons. <text:s/>This sacrificial oscillation of the existence of photons and energy of matter would be perceived as the perception of time. <text:s/>Because light is discretely sacrificed and thus emitted from matter through black body photon radiation, light will always exist to mediate the discrete movement of space. <text:s/>Thus time is merely a discrete measurement of the movement of space in relation to the discrete and constant movement of light. <text:s/>As the change in energy is proportional to the change in matter as a multiple of the speed of light squared, a change in time can also be expressed as the change in energy induced by the absorption or emission of a light particle ticking the space of the universe with its constant movement of 300,000,000 meters per second, an unknown amount of discrete movement through space.</text:p>
      <text:p text:style-name="Standard">This discrete and regularly performed function to possibly move must be some intrinsic property of the universe like the existence of matter. <text:s/>What spacial information stores spacial information about the existence of space? <text:s/>And what would store information about that information storing the information about space? <text:s/>It is in line with the questions of how many gods created how many gods and why there cannot exist an infinity. <text:s/>There are intrinsic properties of the universe governing matter just as matter "just exists". <text:s/>What would this smallest unit of space and thus its occupying matter look like? <text:s/>Would it be cubical or spherical? <text:s/>It would probably be the latter given gravitational attraction. <text:s/>The property of gravitational attraction through vacuums would be another intrinsically governing law of the universe unless it is discovered there are some discrete particles governing its attractive pull. <text:s/>The magnetic force from electrons is another interesting force that looks to be some intrinsic property of the universe. <text:s/></text:p>
      <text:p text:style-name="Standard"><text:soft-page-break/>Because it is a rule that finite matter and finite energy are always discretely trading with a relation to finite light, there need not be a "beginning" nor an "end" to the universe and its rules. <text:s/>What about the beginning trade of energy and matter? <text:s/>There is no beginning to the movement of matter and energy just as there is no beginning to the existence of matter, vacuum space, energy, and light. <text:s/>Isn't it interesting humans can live to witness over one hundred years measured by the movement of light and matter around the human brain? <text:s/>It can be measured now, but as the matter, energy, and light in the human body disintegrates, matter, energy, and light will be as they have always been: trading. <text:s/>Living "forever" would then be possible, yet it will still not be possible to count every trade made with matter and energy using the finite amount of resources. <text:s/>Trades will be "forgotten". <text:s/>There is a finite amount of combinations of matter, energy, and space, and thus eventually there will be a repetition of a state of the universe. <text:s/>Perhaps there will exist another configuration of space with my exact biological makeup contained in the discrete units of matter and energy. <text:s/>It is unfortunate this configuration of biological matter and energy will not be "me" in the sense it will not contain my matter and energy. <text:s/>My existence will be erased even if the state machine of the universe reconfigures its matter and energy to this specific arrangement. <text:s/></text:p>
      <text:p text:style-name="Standard">The universe must be in a loop of generating states because there is a finite configuration of possible trades for matter and energy. <text:s/>Thus, because this universe state existed, there will be another configuration of the universe in this state as the universe rotates through its discrete and finite combinations of matter and energy. <text:s/>I will never again exist as I know myself, and the universe will still be dead to me in the future as it was dead to me in the past. <text:s/>Given the harsh nature of sacrificial resource acquisition in the sparse universe, it is unlikely any entity would live very long. <text:s/>Entities living longer than the lifespan of humans would still be subject to the universe's rotation through its discrete amount of possible states. <text:s/>Some sort of biological entity as large as star still must trade with the universe around it and thus it must repeat some state at some point. <text:s/>Even small entities like viruses can destroy much larger entities like organisms. <text:s/>Given organisms are giant calculators, they are doomed to their calculated fates. <text:s/>Even though human "choice" exists by cognitively and thus neurally valuing one option over another, that choice is still calculated by this discrete universe. <text:s/>It is not good for the temporary human body to feel disdain that its choice is determined by a finite, predetermined world that operates like a computer program. <text:s/>I should not feel bad that I am to die and never again perceive the universe and its <text:s/>naturally mechanistic states. <text:s/></text:p>
      <text:p text:style-name="Standard">I never really tried to imagine the universe like this until now. <text:s/>I had always deferred it to when I would inevitably study physics again in a redefined, clearer light. <text:s/>In any case, it does me no good as I have proven the universe will not continuously but continually rotate through its finite amount of possible configurations as the finite amount of organisms consume until it is necessary to consume each other for sustainability like a black hole.</text:p>
      <text:p text:style-name="Standard"/>
      <text:p text:style-name="Standard">March 5, 2022: 5:01 a.m. - 2.5 months ago, I applied to Nike, so I'm not reapplying. <text:s/>I applied to Twitch. <text:s/>A few jobs places like GE Digital and MyWorkdayJobs are doing maintenance from 2 a.m. to 10 a.m. EST.</text:p>
      <text:p text:style-name="Standard">Infernight v2.0 notes:</text:p>
      <text:p text:style-name="Standard">Custom controls backported from origin in For My Aspect</text:p>
      <text:p text:style-name="Standard">Added spark runs (games played) and spark time (time played) statistics in line with my latest work on Prophet Launcher</text:p>
      <text:p text:style-name="Standard">Added custom theming of the UI buttons and popups</text:p>
      <text:p text:style-name="Standard">Added start sound</text:p>
      <text:p text:style-name="Standard">Improved spark visual with randomized starting particle angles</text:p>
      <text:p text:style-name="Standard">Improved fiery DNA visual</text:p>
      <text:p text:style-name="Standard">For an improved portrait mode, score and pause UI elements as well as Essence now rotate with Inverted Camera option</text:p>
      <text:p text:style-name="Standard"><text:soft-page-break/>UI symmetry and theme updates</text:p>
      <text:p text:style-name="Standard">Font mipmaps and filtering for better scaling</text:p>
      <text:p text:style-name="Standard">Node tree structure optimization</text:p>
      <text:p text:style-name="Standard">Godot Engine updated 3.3.4 -&gt; 3.4.3</text:p>
      <text:p text:style-name="Standard">11:02 a.m. - My NMDA numbness, red slashes, and colored lattices are coming in again on schedule since I ate a little bit of amphetamine about 24 hours ago and reset my addiction clock back a little. <text:s/>My upper lip is pretty numb. <text:s/>My head pain is there but feels overshadowed a good deal by my numbness. <text:s/>The fringes around my eyes itch like crazy. <text:s/></text:p>
      <text:p text:style-name="Standard">12:49 p.m. - Prophet Launcher v5.0 notes:</text:p>
      <text:p text:style-name="Standard">Mirrorain map with mountainous night rain and a reflecting pool</text:p>
      <text:p text:style-name="Standard">Better blood splatter</text:p>
      <text:p text:style-name="Standard">Better wound sprite</text:p>
      <text:p text:style-name="Standard">PC only: removed pause button and weapon switch buttons, scaled in game UI elements to be smaller</text:p>
      <text:p text:style-name="Standard">Enabled continual jumping by holding down joypad or keys (I can't believe it took me this long to recognize and implement this)</text:p>
      <text:p text:style-name="Standard">Showed confirmation popup when using reset customizations button</text:p>
      <text:p text:style-name="Standard">UI popup symmetry update</text:p>
      <text:p text:style-name="Standard">Updated new UI elements' focusing with keyboard and controller input</text:p>
      <text:p text:style-name="Standard">Bug fixes: total time played sometimes using integer division instead of modulus, custom controls not loading at startup, reset customizations button not affecting UI, wrong gun paint customization on first launch, regression of custom colors not modifying button background color, controller aiming regression, resetting default input controller input has wrong string, regression of volume setting not saving</text:p>
      <text:p text:style-name="Standard">Credits: </text:p>
      <text:p text:style-name="Standard">Reflective water: https://www.youtube.com/watch?v=32jdNLTJ3zY</text:p>
      <text:p text:style-name="Standard">Fog: https://github.com/Gonkee/Gonkees-Shaders/blob/master/fog.shader</text:p>
      <text:p text:style-name="Standard"/>
      <text:p text:style-name="Standard">March 6, 2022: 4:42 a.m. - I applied to Memorial Sloan Kettering Cancer Center, GE Digital. <text:s/>I used the wrong phone number though, so I'm going back to update that. <text:s/>I just applied to Amperity, Xealth, and Wyze. <text:s/></text:p>
      <text:p text:style-name="Standard">6:37 a.m. - I checked for an Infernight resource not loading in folder using the Godot log files generated by running an exported Infernight.exe. <text:s/>I was referencing the old name, "fire-matrix-white", of my texture resource "fire-matrix". <text:s/>File type references are a great example affirming my personal convention of excluding exterior sentence punctuation from quotes. <text:s/></text:p>
      <text:p text:style-name="Standard">11:35 a.m. - I applied to Convoy, Mercari, Searchspring, and The Pokemon Company.</text:p>
      <text:p text:style-name="Standard"/>
      <text:p text:style-name="Standard">March 7, 2022: 10:30 a.m. - Based on traffic to my website, I'm going to try applying to software engineering jobs in Ashburn, VA. <text:s/>California has the highest average session time, so I'll try there more often even though I'd rather live closer to my final destination of Seattle, WA. <text:s/>Google Analytics only tracks people without any adblocking, so I suppose that explains my low proportion of registered visits from Seattle. <text:s/>Ohio also gets a lot of visits, so I'll try there too. <text:s/></text:p>
      <text:p text:style-name="Standard">After looking, I can't find much there. <text:s/>I think it's best to stick to the west coast in my searches.</text:p>
      <text:p text:style-name="Standard">1:37 p.m. - I applied to Intel.</text:p>
      <text:p text:style-name="Standard">4:19 p.m. - Wakko's Wish was a nice movie. <text:s/></text:p>
      <text:p text:style-name="Standard"/>
      <text:p text:style-name="Standard">March 8, 2022: 5:51 a.m. - I applied to Multiverse the game company after seeing an ad on itch.io.</text:p>
      <text:p text:style-name="Standard">8:32 a.m. - My earlier estimates for the length of time I have my server is wrong. <text:s/>I have 6 more months of server time with DigitalOcean, so I have until September.</text:p>
      <text:p text:style-name="Standard">12:53 p.m. - I applied to DigitalOcean.</text:p>
      <text:p text:style-name="Standard"><text:soft-page-break/></text:p>
      <text:p text:style-name="Standard">March 9, 2022: 1:22 a.m. - I've edited my About Me page on my website in light of my recent macrocosmic and microcosmic musings. <text:s/>To note my editorial progress in light of the challenges faced with my ADHD, I've pasted below my copy on August 8, 2018 from archive.org as well as my most recent rendition.</text:p>
      <text:p text:style-name="Standard">8/8/2018:</text:p>
      <text:p text:style-name="Standard">About Me</text:p>
      <text:p text:style-name="Standard"/>
      <text:p text:style-name="Standard">Hello world! <text:s/>I'm Joseph Richard Cantrell, a computer scientist with a passion for lighting the torch of mutual prosperity. <text:s/>Beginning November 21, 1995 I grew up on Emerson Avenue in Columbus, Georgia in the old land of the free and the new world of the brave, the United States of America. <text:s/>Meta4's this way and meta4's that way; I'm also the United States of America, and the Golden Rule, as the One rule to rule them all, is my Constitution. <text:s/>I lived in Columbus with my mother Patricia Cantrell my entire life before moving to Atlanta, Georgia in 2014 to attend the Georgia Institute of Technology and begin anew.</text:p>
      <text:p text:style-name="Standard"/>
      <text:p text:style-name="Standard">I always craved entrepreneurship and the freedoms it brings myself and society. <text:s/>However, investment capital did not exist in my household, so I forsook my Business Administration degree plans and set my sights on a Computer Science degree several months before attending college. <text:s/>As a developer I have experience programming using a diverse set of technologies like C, Android, and ReactJS. <text:s/>I; coded this website by teaching myself PHP, HTML, CSS, and JavaScript with the wealth of knowledge on the internet. <text:s/>I; love playing video games and have learned to make my own games using pure code like Java and advanced software like Unity. <text:s/>Multiprocessor algorithm efficiency is summarized by the equation speedup(p processor algorithm) / p, which shows how well the total work (Joules per second) of a serial (single processor) algorithm can be distributed among the p processors using a new parallel algorithm. <text:s/>Superlinear speedup is also possible, wherein division of labor using new parallel processing algorithms allows for higher efficiency than 1 (I'm also talking about money!). <text:s/>However, expect there to be diminishing marginal returns as you repeat the same process. <text:s/>Right, I'm a drill sergeant with lots of experience and I want one composition: NoSQL or MySQL. <text:s/>With my brain and a Bachelor of Science of Computer Science, I am a doctor with no PhD and there is nothing beyond my mind! <text:s/>Everything is easy; piece by piece, step by step, I can read, analyze, and apply any information. </text:p>
      <text:p text:style-name="Standard"/>
      <text:p text:style-name="Standard">Here's a quick rundown of my hobbies. <text:s/>I; have spent 84 days of my life playing Modern Warfare 2 and about 50 days playing Borderlands 2 on Xbox 360. <text:s/>This equates to 6.8% of my time in high school playing Modern Warfare 2. <text:s/>Rainbow Six Siege is currently my favorite game and I have now moved to the Windows platform (PCM4$T3R4C34LYF3). <text:s/>My last semester of college, I spent 6 days (5%) of my total time playing Rainbow Six Siege. <text:s/>Machine Learning and Philosophy of Science, Technology, and Human Values are my favorite Georgia Tech classes. <text:s/>My favorite type of music is metal, and some of my favorite artists are Slayer, Soilwork, and Boosie BadAzz. <text:s/>Animated television shows are my favorite because they are an inexpensive artistic medium attracting eccentric talent; shows like The Boondocks and ChäoS;HEAd rank very highly in my eyes. <text:s/>Without the original creators, Borderlands The Pre-Seqeuel and The Boondocks Season 4 felt like modulistic terror, so I can't wait for the real SQL's. <text:s/>Some of my favorite movies include Full Metal Jacket and Scarface. <text:s/>Brave; New World and The Stranger are some of my favorite novels. <text:s/>I enjoy weightlifting and perform bench press, bent over rows, military press, deadlifts, and weighted pullups to build strength and stay healthy. <text:s/>My best bench press so far is five repetitions of 315 pounds.</text:p>
      <text:p text:style-name="Standard"/>
      <text:p text:style-name="Standard">The origin of the universe is of great concern to me. <text:s/>There are three spatial dimensions and a time dimension intertwined with the spatial dimensions. <text:s/>When your velocity increases time will tick more <text:soft-page-break/>slowly for you. <text:s/>In mathematics it is easy to imagine four spatial dimensions using linear algebra. <text:s/>Thus, time can be seen as an extension of space: a fourth dimension creating spacetime. <text:s/>In mathematics, it is easy to imagine an infinite number of dimensions. <text:s/>This is where multiverse theory comes into play. <text:s/>Stephen Hawking conjectures this universe is an offshoot of a universe encapsulating more dimensions. <text:s/>Any; "timespacial" dimensions perpendicular to these four "timespacial" dimensions would be imperceptible to us. <text:s/>It is easy to imagine this universe can be perpendicular in space to another universe; quantum entanglement indicates this universe is a self-containing system originating from a place where time may not exist at all. <text:s/>At some point in time nuclear fusion supernovas created larger atoms such as carbon which coalesced into planets. <text:s/>Water allowed autonomous machines called bacteria cells to form, which eventually collected to form multicellular organisms such as fungi and humans. <text:s/>The end of the universe appears to be rooted in entropy. <text:s/>As I remain an ADHD atheist, I'm delighted scientists are still researching as humanity is moving to its highest apexes of enlightenment. <text:s/>Only if it might help me attain eternal life would I return to pursue a PhD. <text:s/>Decode my obfuscated JavaScript code for secret magnetic induction powers to blacken the cursed sun. <text:s/>101010! </text:p>
      <text:p text:style-name="Standard">===============================</text:p>
      <text:p text:style-name="Standard">3/8/22:</text:p>
      <text:p text:style-name="Standard">About Me</text:p>
      <text:p text:style-name="Standard"/>
      <text:p text:style-name="Standard">In the beginning, there was an obfuscated Half Life 2 reference demanding, "Pick up that can." </text:p>
      <text:p text:style-name="Standard"/>
      <text:p text:style-name="Standard">'Sup world! <text:s/>I'm Joseph Richard Cantrell, a currently calculated 26.29736507 year old straight white male computer scientist with a passion for lighting the torch of mutual prosperity. <text:s/>I am merely an extraordinary man and nothing more. <text:s/>I will speak more on that later, but beginning November 21, 1995 at 3:29 a.m.,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1922-2003), emigrated from Germany to the U.S.A. during Adolf Hitler's bolstering of Nazi Germany in the 1930's, and after marrying my Korean War POW grandfather, Jake Richard Cantrell (1916-1991), she gave birth to my late mother, Patricia Ann Cantrell (1962-2016). </text:p>
      <text:p text:style-name="Standard"/>
      <text:p text:style-name="Standard">At age 5, I was prescribed Adderall, abandoned Christianity to be agnostic, and then at age 7 ironically pushed forward an exceptional Atheist during my first Christian summer camp for poor kids, Camp Joy. <text:s/>I only remember seeing my alleged father, Bonnell Coachman Love (1948-2021),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s/>I gladly yet reluctantly abstained from Adderall for ten years until 2017 when I finally recognized my comprehension, motivation, and even visual faculties waned and required dedicated attention. <text:s/>After four and a half years at Georgia Tech, I graduated with Bachelor of Science in Computer Science degree at the end of 2018 with more questions than answers. </text:p>
      <text:p text:style-name="Standard"/>
      <text:p text:style-name="Standard">I always craved entrepreneurship for the freedom it brings myself and society. <text:s/>However, massive amounts of investment capital did not exist in my household, so several months before attending college I forsook my emerging business administration degree plans and set my sights on a programming career.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text:soft-page-break/>games using the open source game engine Godot beginning with the 2D games Untrumpable and Prophet Launcher in February 2018 and continuing with Prophet Launcher 3D in 2020. <text:s/>Check them out at itch.io, an independent game developer hub. <text:s/>Much like my preference for gaming laptops over more modular desktops, I prefer cross platform generation tools like Godot and NativeScript because they greatly speed up throughput efficiency by consolidating programming assets to a singular entity. <text:s/>With my cross platform brain and a Bachelor of Science in Computer Science, I am a doctor with no Ph.D., and there is nothing beyond my mind! <text:s/>Everything is easy; piece by piece and step by step I can read, analyze, and apply any information. </text:p>
      <text:p text:style-name="Standard"/>
      <text:p text:style-name="Standard"/>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The Stranger by Albert Camus and Brave New World are some of my favorite novels, and although I quite enjoyed The Hobbit, The Lord of the Rings was respectfully difficult for me to finish at times. <text:s/>To improve my writing skills, I write about notable life events in a journal wherein I have collected over 170,000 words detailing my adventures, good and bad, solo and grouped. <text:s/>To help entertain and educate the human race, I'd like it to be freely and posthumously published without redaction. <text:s/>As I am that is, that is, I write more than I read now, and I'm inspired by longer tales like the Inheritance, Redwall, Warriors, and The Merlin Saga book series. </text:p>
      <text:p text:style-name="Standard"/>
      <text:p text:style-name="Standard">I like to cook my meals in a big crockpot with nine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
      <text:p text:style-name="Standard">For artistic revelry, I've focused on programming video games solely using Godot. <text:s/>First, I was inspired to create unique games to quickly finish during five minutes of spare time awaiting the results of austere necessities like waiting for my McDonalds meal.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with my first entry, For My Aspect (F.M.A.), completed in 2021. </text:p>
      <text:p text:style-name="Standard"><text:soft-page-break/></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16, an "invisible economic hand" felled an unbeknownst tree in the woods in the opposite hemisphere of Earth. </text:p>
      <text:p text:style-name="Standard"/>
      <text:p text:style-name="Standard"/>
      <text:p text:style-name="Standard">Although I do not pursue it, the origin of Earth and its surrounding universe interests me. <text:s/>The three spacial dimensions before you intertwine with time, elucidating spacetime or my preferential articulation, "timespace". <text:s/>When your velocity increases, time will tick more slowly for you. <text:s/>To explain this, consider outside light information travels via absorption in your eyes' cones to your prefrontal cortex for complex analysis via fast moving electron action potentials through wirelike structures in the body. <text:s/>When a speedier portion of the human neural network is utilized to carry this light information to the prefrontal cortex, this same outside spatial scene will be analyzed by the prefrontal cortex in less time (more slow motion) as the same spatial light information is pumped around the brain and moves outside in its own space at a constant speed of approximately three hundred million meters per second. <text:s/>In mathematics, it is easy to imagine four spatial dimensions using linear algebra. <text:s/>Thus, time can be seen as an extension of space: a fourth dimension creating timespace. </text:p>
      <text:p text:style-name="Standard"/>
      <text:p text:style-name="Standard">Stephen Hawking conjectures this universe is an offshoot of a universe encapsulating more dimensions. <text:s/>Any "timespacial" dimensions perpendicular to these four timespacial dimensions would be imperceptible to us. <text:s/>In mathematics, it is also easy to imagine an infinite number of dimensions impacting our world beyond timespace such as the impact of gravity on timespace. <text:s/>I will now ponder Hawking's analysis as it can be metaphorical to my personal analysis based moreso in my knowledge of discrete mathematic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nothing more than another aptly named physical law like gravity or light time. </text:p>
      <text:p text:style-name="Standard"/>
      <text:p text:style-name="Standard">In Hawking's analysis, along each point in this fifth dimension, the characteristics of timespace are predicted as points in a five dimensional (x-y-z-time-iTime) plane. <text:s/>Through an anomalous Big Bang, imaginary time wrought a single point in timespace: our universe. <text:s/>This point in the newfound timespace, a singularity analogous to a black hole, contained all the matter and energy in our known universe. <text:s/>Because the grandiose mass of a black hole gravitates light to absolute zero velocity and halts the flow of time, the Big Bang's initial scatter of mass created time. <text:s/>It is said by many physicists that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text:soft-page-break/>atoms such as carbon to coalesce into planets. <text:s/>Water molecules allowed autonomous machines called bacteria cells to collect and mutate into multicellular organisms such as fungi and humans. <text:s/>The observable universe is expanding, and for every gravitating coalescence there matters an equal but opposite dissipation of time. <text:s/>The universe will collapse back into a timespac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proposed by Stephen Hawking, and a new universe will reign, but it shall not be our own. </text:p>
      <text:p text:style-name="Standard"/>
      <text:p text:style-name="Standard">Aside conjecture, as I know at some base instance of rationality, there must exist one finite self contained system, a universe with universal and eternal laws of physics, which has always existed and will always persist without the need for creation as you cannot infinitely recurse creation. <text:s/>Infinity simply does not exist and the calculated limit of the universe is real. <text:s/>Given the finite and discrete nature of space, there must be a finite number of states in the state machine of the universe. <text:s/>The universe moves through this state machine as the smallest particles of space continually tick and move through the discrete and not infinitesimal movements allowed in space. <text:s/>These ticks are governed by some inherent property of the universe in relation to the constant movement of light in relation to the proportional trade of matter and the energy of matter, its propensity to move through space (ΔE=Δmc2). <text:s/>Time, insofar as I can derive with my limited knowledge of physics, has no particle governing it, and as such time, like velocity, acceleration, and jerk, is a discrete human construct elocuting the discrete movement of space in relation to these ticks. </text:p>
      <text:p text:style-name="Standard"/>
      <text:p text:style-name="Standard">Like a fractal mathematical function without an infinite input, the universe ticks along with universal and eternal laws of calculated physics governing matter, energy, light, gravity, and their intertwined limits. <text:s/>Because the matter of the universe must at some tick have reached every possible state in the finite configurations of its state machine, the matter of the universe must eventually cycle back to a previous state. <text:s/>This could take trillions of years yet likely many more, and such a rotation unobservable in the human frame of reference of one hundred years of life. <text:s/>Considering the impossible scenario proposed wherein the finite amount of finitely reproducing organisms could live "forever" and become mostly self sufficient in energy expenditure, they will still need to consume enough finite external energy to at least offset the black body photons proportionally radiating with their atoms' vibratory temperatures. <text:s/>After reproducing enough times, there would be no more matter for human life and its gravitation toward masses of solitary black hole evolutions to consume. <text:s/>Even without black body radiation past the event horizon of black holes, the law of gravity in the finite vacuum of space will pull these masses together and push them apart in a violent rapture of matter and energy. <text:s/>Because I have no memory of life before my birth, I will eventually return to such a calculated configuration of matter in my mother's womb, and I will even return to the configuration of matter calculated to choose typing this sentence despite irrevocable loss of my memory in my death. <text:s/>Mathematically, I elect to forego the sunk cost fallacy here in favor of limiting my introduction.</text:p>
      <text:p text:style-name="Standard"/>
      <text:p text:style-name="Standard"/>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derivative misty night. <text:s/>To counteract my decelerating neural release rates, I eat prescription <text:soft-page-break/>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 </text:p>
      <text:p text:style-name="Standard"/>
      <text:p text:style-name="Standard">&lt;Glowing Blue Signature&gt;</text:p>
      <text:p text:style-name="Standard"/>
      <text:p text:style-name="Standard">4:58 a.m. - I applied to Google to work for their Pixel Android department and hopefully improve the deteriorating usability of phones. <text:s/></text:p>
      <text:p text:style-name="Standard">2:37 p.m. - I just felt like I was being stabbed in the forehead. <text:s/>I've been craving amphetamine ever since I quit it. <text:s/>My skin still crawls along with the wavering of my faculties. <text:s/>Flying colors and red slashes born of a lack of glutamate in NMDA systems still grace me. <text:s/></text:p>
      <text:p text:style-name="Standard">5:18 p.m. - You can't buy multivitamins with Food Stamps. <text:s/>That wastes so much money since the cheapest way to eat is by having one cheap Centrum multivitamin combined with Ramen and eggs for every meal. <text:s/>There's no dog food with the SNAP benefits either, so I'll make sure all the ingredients in Hormell chili and cheese are okay for Breezy, and I'll feed him that.</text:p>
      <text:p text:style-name="Standard"/>
      <text:p text:style-name="Standard">March 10, 2022: 5:30 a.m. - I have $850 in food stamps. <text:s/>Someone definitely did a manual override of the automated system to give me too much money either as another stupid joke or as another stupid test. <text:s/>It's like that episode of Family Guy Death Has a Shadow. <text:s/>I took a brisk walk to Publix and got some nice chili cheese dogs and Nutty Bars. <text:s/>I've got to call the DEFAX welfare organization to notify them of the error then go to Walmart to get more food. <text:s/></text:p>
      <text:p text:style-name="Standard">6:23 a.m. - Very vibrant red slashes and lattices adorn my vision as my upper lip numbs much more than the rest of my body.</text:p>
      <text:p text:style-name="Standard">9:55 a.m. - I left a message to DEFAX about the excessive SNAP payment. <text:s/>My skin and hair are getting really dry like last year about the same time. <text:s/>I remember everything being so dry until I took MDMA which fixed that. <text:s/>I watched South Park and Case Closed while everything was super dry. <text:s/>I was on acid and remember Richard Moore saying something was "cut and dry" like the acid I used to relieve some of my amphetamine addiction. <text:s/>Acid and 3-MeO-PCP didn't help with the dryness. <text:s/>I don't know what caused that but it must be related to the release of neurotransmitters or the calcium channel thing. <text:s/>The pain behind my right eye is also coming to light again. <text:s/>It's hard to feel my dry skin. <text:s/>I still have the red slash and colored lattice NMDA visuals.</text:p>
      <text:p text:style-name="Standard">11:42 a.m. - I drank some blueberry laden sweet tea, and my center forehead is now killing me. <text:s/>Referencing the war in Ukraine, Vladimir Putin and his Russian oligarchs merely need something better to do with their time than fuck people in the ass like the people who know about me and my disorder in America. <text:s/>Someone should introduce Vladimir Putin and the rest of the oligarchy to amphetamine, MDMA, psychedelics, cannabis, and 3-MeO-PCP so they can take up writing, painting, and even programming. <text:s/>Amphetamine nurtures intelligence and morality while the remainder can help retain it. <text:s/>Perhaps his soul is beyond such reprogramming like maybe some who destroy their brain with meth. <text:s/>Then I have no solutions to change the motivations of such people. <text:s/>Start the "Get Putin High" movement now. <text:s/>I posted on Reddit about it. <text:s/>Get him off the booze. <text:s/></text:p>
      <text:p text:style-name="Standard"/>
      <text:p text:style-name="Standard">March 11, 2022: 8:07 a.m. - YouTube removed my video of Prophet Launcher 4.5 for "harassment and cyber bullying". <text:s/>I appealed, and it was almost immediately rejected within a few minutes. <text:s/>I assume a <text:soft-page-break/>robot rejected it as well. <text:s/>I'm switching to Vimeo forever. <text:s/>It's just like Google Play taking down my game Prophet Launcher for "terrorism". <text:s/>I give up on Google's YouTube just like I gave up on its censored, filtered search results to use Qwant search engine. <text:s/>I have lost faith in the Google company. <text:s/>I also don't use Google Chrome anymore. <text:s/>I use Vivaldi Browser which is an open source Chromium fork. <text:s/>I still use Google Images and Google Maps, but I think their time will come too. <text:s/>I'm hosting the video on my personal server and making a Vimeo account for Prophet Launcher's itch.io trailer video URL.</text:p>
      <text:p text:style-name="Standard">In light of my YouTube issues, I'm learning to encode videos properly using Shotcut. <text:s/>Good settings: </text:p>
      <text:p text:style-name="Standard">Container: .mp4</text:p>
      <text:p text:style-name="Standard">Codec: H.264 NVENC</text:p>
      <text:p text:style-name="Standard">Constrained VBR </text:p>
      <text:p text:style-name="Standard">Average bitrate: 10 Mb/s </text:p>
      <text:p text:style-name="Standard">Quality: 100% qmin=0</text:p>
      <text:p text:style-name="Standard">GOP: 900 frames</text:p>
      <text:p text:style-name="Standard">B frames: 2</text:p>
      <text:p text:style-name="Standard"/>
      <text:p text:style-name="Standard">I applied to JWPlayer and Wistia, competitors to YouTube. <text:s/></text:p>
      <text:p text:style-name="Standard">10:18 a.m. - I just added more detail and links on my resume. <text:s/>It was difficult to keep it concise and one page. <text:s/>I also applied to Hinge Health, Wells Fargo, Adobe, Kingston Mortgage Corporation, Motorola, Showtime, Honor, MSI, Lenovo, Dell. <text:s/></text:p>
      <text:p text:style-name="Standard">2:34 p.m. - That's 12 jobs to which I applied with Trailer Park Boys as a backdrop.</text:p>
      <text:p text:style-name="Standard"/>
      <text:p text:style-name="Standard">March 13, 2022: 11:38 a.m. - I applied to weedmaps.com, Hifyre (WikiLeaf), True Terpenes, UIPath, RealWear, Nintendo of America, WebMD, Epic, Shell, QCells.</text:p>
      <text:p text:style-name="Standard">5:39 p.m. - I applied to WOMBO. <text:s/>My new indeed request url: https://www.indeed.com/jobs?as_and=software%20engineer&amp;as_phr&amp;as_any&amp;as_not&amp;as_ttl&amp;as_cmp&amp;jt=fulltime&amp;st&amp;sr=directhire&amp;salary&amp;radius=25&amp;l=washington&amp;fromage=any&amp;limit=50&amp;sort=date&amp;psf=advsrch&amp;from=advancedsearch&amp;vjk=e0e4f3b6ac157900</text:p>
      <text:p text:style-name="Standard"/>
      <text:p text:style-name="Standard">March 14, 2022: 11:00 a.m. - It hurts behind my right eye again. <text:s/>Drinking sweet tea isn't helping it any. <text:s/>Jeff Foxworthy made a joke that reminds me about that in the Blue Collar Comedy Tour: One for the Road. <text:s/>The movie released in 2003 has some ADHD jokes which became especially evident with the joke about orange juice concentrate.</text:p>
      <text:p text:style-name="Standard">2:41 p.m. - It still hurts behind my right eye. <text:s/>It's pretty distracting.</text:p>
      <text:p text:style-name="Standard"/>
      <text:p text:style-name="Standard">March 16, 2022: 8:15 p.m. - I worked on Prophet Launcher for the past 2 hours and got a lot done. <text:s/></text:p>
      <text:p text:style-name="Standard"/>
      <text:p text:style-name="Standard">March 17, 2022: 1:17 p.m. - My old Modern Warfare sensitivity was 15 using an Eblue mouse, but given their scarcity, I will need to find another similarly designed lightweight, right handed gaming mouse.</text:p>
      <text:p text:style-name="Standard">5:13 p.m. - I still see the NMDA red slashes and lattices of the government and gang mandated baring of me to a "hunger strike" and subsequent welfare trickling down a drip feed. <text:s/>They're still slowly fading as my body heals itself of the sacrifices I made. <text:s/>Despite my temporary indulgence of this so called "government assistance", an eroding runoff from the aqueducts adorning their crystal palaces, I still refuse to partake in a welfare state rejuvenating the serfdom of old frigid country quarters.</text:p>
      <text:p text:style-name="Standard"/>
      <text:p text:style-name="Standard">March 18, 2022: 10:42 a.m. - The difference between the United States and Russia with "peacekeeping" missions in civil war blighted countries is that Russia's peacekeeping mission is done <text:soft-page-break/>along its border and in a former province. <text:s/>It's more justified than the U.S. invasion of Iraq or the U.S. invasion of Korea and Vietnam for "peacekeeping". <text:s/>A U.S. invasion of Mexico in the name of peacekeeping would be more justifiable than the "peacekeeping" missions in Korea, Vietnam, and even Ukraine. <text:s/>As for taking sanctions off of Iran to justify the sanctions on Russia's oil market, I'd rather trade with Russia than state sponsored terrorism aggressor Iran. <text:s/>Even worse is the continued oil and weapons trading with Saudi Arabia despite widespread knowledge they are the biggest financier of terrorism of any country.</text:p>
      <text:p text:style-name="Standard">11:34 a.m. - I'm a little irked I'm having to shave more frequently now. <text:s/>I'm also having to shave my chest more frequently now. <text:s/>The "hair on your chest" mantra is complete horse shit for anyone but show off, lying mane men. <text:s/>I'm waiting on next steps in a Microsoft interview. <text:s/>I'm pretty sure question 2 didn't have a valid solution, so I commented how I would do my own solution with the same time complexity but more memory complexity. <text:s/>I could have used a variable instead of an array to authenticate a sequence of numbers, so I could have used less space in my solution, but whatever. <text:s/>I didn't try my ass off in school and my personal life for twenty years to have a useless degree, dead family, and remain a destitute medical transplant like Chevy Cheese Chelios from Crank 2 and his big, strong "horse" tranquilized heart.</text:p>
      <text:p text:style-name="Standard">5:43 p.m. - I'm working on reflective water in Prophet Launcher which will carry over to my 2D anime girl game. <text:s/>I have more of a business than many of the companies to which I've applied. <text:s/>Over four years, I've made eight games in my portfolio, four of which are 2D and four of which are 3D. <text:s/>I've also published an open source timer application. <text:s/>I'm being fucked for sadism and my special ADHD mutations which could be used for STD research and maybe cancer research. <text:s/>Given my mom was developing and dying from cancer by smoking and drinking all her life including during her pregnancy with me, it makes sense evolution would gift me defensive measures against those terrible things which plagued and killed my mother.</text:p>
      <text:p text:style-name="Standard"/>
      <text:p text:style-name="Standard">March 19, 2022: 7:04 p.m. - I drank some sweet tea forty-five minutes ago, and now it hurts behind my right eye again. <text:s/>It will continue to aggravate my amphetamine addiction for a while. <text:s/>My amphetamine addiction will continue for over seven more months as if I'm carrying a child in my womb for nine months just as my mother has done. <text:s/>I don't think there's a way to make the sweet tea not hurt me when I'm in amphetamine withdrawal. <text:s/>I think my problems with ADHD compound with the addiction problems to create the more intense pain I would feel back in 2018 and 2019. <text:s/>I just watched a food network style video on YouTube with a woman making Luzianne sweet tea. <text:s/>I think that's a sign of my addiction to sweet tea and its caffeine and sugar just like the obese people who watch Food Network. <text:s/></text:p>
      <text:p text:style-name="Standard"/>
      <text:p text:style-name="Standard">March 20, 2022: 2:04 p.m. - Companies like Pepsi are still doing business with Russia, but I can't get a job.</text:p>
      <text:p text:style-name="Standard">8:12 p.m. - Watching the end of Trailer Park Boys has me thinking about marriage traditions. <text:s/>It's no wonder half of all marriages end in divorce when it is customary to have a beforehand stag party with guests to steal away the marriage at hand either by temptation or diminishing the value of the partnership. <text:s/>If the partnership is truly valuable, a man and woman would not detract from it by engaging in sexualized activities to "celebrate". <text:s/>I'm not sure where I'll find a woman to marry. <text:s/>It will be easy to be forthcoming with them about my situation once I visit the doctor and get all this ADHD and STD stuff cleared up. <text:s/>I wish those strippers had been as forthcoming with their minds as they were with their bodies. </text:p>
      <text:p text:style-name="Standard">Mr. Lahey's statement about the most valuable currency being gratitude rings true in light of death. <text:s/>In death, the gratitude for the life you had will come back to you again. <text:s/>It's like those medals on Bubba in The Texas Chainsaw Massacre 2. <text:s/>My website, my video games, and my relationships with my dogs, family, and friends will come back to me in death in that "flash" I'll see at the end of my life. <text:s/>My so <text:soft-page-break/>called "holy death" grows ever more holy in proportion to my relationship with my god, Joseph Richard Cantrell. <text:s/>Knowing this fact, I'll continue to worship myself even in times of despair. <text:s/></text:p>
      <text:p text:style-name="Standard">9:35 p.m. - I drank a big cup of sweet tea as I wrote at 8:12. <text:s/>I can make out faces, lattices, and spots and strings of light moving around. <text:s/>The telephone pole light and surrounding tree branches outside were taking the shape of a peacock earlier. <text:s/></text:p>
      <text:p text:style-name="Standard">10:33 p.m. - I want memory foam lined glasses frames, watch straps, mouse pad bases, t-shirts, basketball shorts, and even underwear. <text:s/>My comfort setup is as soft as my softest link.</text:p>
      <text:p text:style-name="Standard">11:42 p.m. - I've changed my wifi hotspot names to josephcantrell.org with appendices of <text:s/>Goldsplasher, Cyanweaver, Scarletheel, Prismancer, and lastly and to be changed, Nightpalms.</text:p>
      <text:p text:style-name="Standard"/>
      <text:p text:style-name="Standard">March 21, 2022: 2:08 p.m. - Apparently the Estes company inventing Adderall and ruining the greatness of racemic amphetamine is poked at in An Ocean Between Us by As I Lay Dying and South Park's Butters' Very Own Story. <text:s/>It also pokes fun at how it can be used to make ADHD people more vulnerable and submissive by giving them more dopaminergic dextroamphetamine and less noradrenergic levoamphetamine, thus causing them to chase people fueled by sadistic dextroamphetamine and methylphenidate as well as sadistic illicit drugs like cocaine and meth.</text:p>
      <text:p text:style-name="Standard"/>
      <text:p text:style-name="Standard">EdEddnEddy-S5E13</text:p>
      <text:p text:style-name="Standard">Courage the Cowardly Dog S1E9,10,13-</text:p>
      <text:p text:style-name="Standard"/>
      <text:p text:style-name="Standard">Goldsplasher</text:p>
      <text:p text:style-name="Standard">Cyanweaver</text:p>
      <text:p text:style-name="Standard">Scarletheel</text:p>
      <text:p text:style-name="Standard">Prismancer</text:p>
      <text:p text:style-name="Standard">Nightpalms</text:p>
      <text:p text:style-name="Standard"/>
      <text:p text:style-name="Standard">Jobs: Try PepsiCo, Dr. Pepper, Walma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3-21T21:19:35.668000000</dc:date>
    <meta:editing-duration>PT2H36M29S</meta:editing-duration>
    <meta:editing-cycles>113</meta:editing-cycles>
    <meta:generator>LibreOffice/7.2.1.2$Windows_X86_64 LibreOffice_project/87b77fad49947c1441b67c559c339af8f3517e22</meta:generator>
    <meta:document-statistic meta:table-count="0" meta:image-count="0" meta:object-count="0" meta:page-count="266" meta:paragraph-count="3119" meta:word-count="180175" meta:character-count="1011719" meta:non-whitespace-character-count="823533"/>
  </office:meta>
</office:document-meta>
</file>